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  <style:text-properties style:text-position=""/>
    </style:style>
    <style:style style:name="ce2" style:family="table-cell" style:parent-style-name="Default">
      <style:table-cell-properties fo:background-color="#00ff00"/>
      <style:text-properties style:text-position=""/>
    </style:style>
    <style:style style:name="ce3" style:family="table-cell" style:parent-style-name="Default">
      <style:table-cell-properties fo:background-color="#eb613d"/>
      <style:text-properties style:text-position=""/>
    </style:style>
    <style:style style:name="ce4" style:family="table-cell" style:parent-style-name="Default">
      <style:text-properties fo:color="#800000"/>
    </style:style>
    <style:style style:name="ce5" style:family="table-cell" style:parent-style-name="Default">
      <style:text-properties style:use-window-font-color="true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/>
          <table:table-cell office:value-type="string">
            <text:p>S M-D1</text:p>
          </table:table-cell>
          <table:table-cell office:value-type="string">
            <text:p>S M-D2</text:p>
          </table:table-cell>
          <table:table-cell office:value-type="string">
            <text:p>O M-M</text:p>
          </table:table-cell>
          <table:table-cell office:value-type="string">
            <text:p>S D1-R1</text:p>
          </table:table-cell>
          <table:table-cell office:value-type="string">
            <text:p>S D1-R2</text:p>
          </table:table-cell>
          <table:table-cell office:value-type="string">
            <text:p>O D1-M</text:p>
          </table:table-cell>
          <table:table-cell office:value-type="string">
            <text:p>S D2-R3</text:p>
          </table:table-cell>
          <table:table-cell office:value-type="string">
            <text:p>O D2-M</text:p>
          </table:table-cell>
          <table:table-cell office:value-type="string">
            <text:p>S- R1</text:p>
          </table:table-cell>
          <table:table-cell office:value-type="string">
            <text:p>O R1-D1</text:p>
          </table:table-cell>
          <table:table-cell office:value-type="string">
            <text:p>S-R2</text:p>
          </table:table-cell>
          <table:table-cell office:value-type="string">
            <text:p>O R2-D1</text:p>
          </table:table-cell>
          <table:table-cell office:value-type="string">
            <text:p>S-R3</text:p>
          </table:table-cell>
          <table:table-cell office:value-type="string">
            <text:p>O R3-D2</text:p>
          </table:table-cell>
          <table:table-cell office:value-type="string">
            <text:p>demR1</text:p>
          </table:table-cell>
          <table:table-cell office:value-type="string">
            <text:p>demR2</text:p>
          </table:table-cell>
          <table:table-cell office:value-type="string">
            <text:p>demR3</text:p>
          </table:table-cell>
          <table:table-cell table:number-columns-repeated="2"/>
        </table:table-row>
        <table:table-row table:style-name="ro1">
          <table:table-cell office:value-type="string">
            <text:p>I-M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O-M1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I-D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1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O-D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I-D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1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O-D2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I-R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8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O-R1</text:p>
          </table:table-cell>
          <table:table-cell table:number-columns-repeated="8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I-R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6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O-R2</text:p>
          </table:table-cell>
          <table:table-cell table:number-columns-repeated="10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I-R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BO-R3</text:p>
          </table:table-cell>
          <table:table-cell table:number-columns-repeated="12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style-name="ce1"/>
          <table:table-cell table:style-name="ce1" office:value-type="string">
            <text:p>S M-D1</text:p>
          </table:table-cell>
          <table:table-cell table:style-name="ce1" office:value-type="string">
            <text:p>S M-D2</text:p>
          </table:table-cell>
          <table:table-cell table:style-name="ce1" office:value-type="string">
            <text:p>O M-M</text:p>
          </table:table-cell>
          <table:table-cell table:style-name="ce1" office:value-type="string">
            <text:p>S D1-R1</text:p>
          </table:table-cell>
          <table:table-cell table:style-name="ce1" office:value-type="string">
            <text:p>S D1-R2</text:p>
          </table:table-cell>
          <table:table-cell table:style-name="ce1" office:value-type="string">
            <text:p>O D1-M</text:p>
          </table:table-cell>
          <table:table-cell table:style-name="ce1" office:value-type="string">
            <text:p>S D2-R3</text:p>
          </table:table-cell>
          <table:table-cell table:style-name="ce1" office:value-type="string">
            <text:p>O D2-M</text:p>
          </table:table-cell>
          <table:table-cell table:style-name="ce1" office:value-type="string">
            <text:p>S- R1</text:p>
          </table:table-cell>
          <table:table-cell table:style-name="ce1" office:value-type="string">
            <text:p>O R1-D1</text:p>
          </table:table-cell>
          <table:table-cell table:style-name="ce1" office:value-type="string">
            <text:p>S-R2</text:p>
          </table:table-cell>
          <table:table-cell table:style-name="ce1" office:value-type="string">
            <text:p>O R2-D1</text:p>
          </table:table-cell>
          <table:table-cell table:style-name="ce1" office:value-type="string">
            <text:p>S-R3</text:p>
          </table:table-cell>
          <table:table-cell table:style-name="ce1" office:value-type="string">
            <text:p>O R3-D2</text:p>
          </table:table-cell>
          <table:table-cell table:style-name="ce1" office:value-type="string">
            <text:p>demR1</text:p>
          </table:table-cell>
          <table:table-cell table:style-name="ce1" office:value-type="string">
            <text:p>demR2</text:p>
          </table:table-cell>
          <table:table-cell table:style-name="ce1" office:value-type="string">
            <text:p>demR3</text:p>
          </table:table-cell>
          <table:table-cell table:style-name="ce1" office:value-type="string">
            <text:p><text:s/>Supply chain with delay, B0</text:p>
          </table:table-cell>
          <table:table-cell table:style-name="ce1"/>
        </table:table-row>
        <table:table-row table:style-name="ro1">
          <table:table-cell table:style-name="ce1" office:value-type="string">
            <text:p>I-M1</text:p>
          </table:table-cell>
          <table:table-cell table:number-columns-repeated="2" table:style-name="ce1" office:value-type="float" office:value="-1">
            <text:p>-1</text:p>
          </table:table-cell>
          <table:table-cell table:number-columns-repeated="15" table:style-name="ce1" office:value-type="float" office:value="0">
            <text:p>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BO-M1</text:p>
          </table:table-cell>
          <table:table-cell table:number-columns-repeated="2" table:style-name="ce1" office:value-type="float" office:value="-1">
            <text:p>-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9" table:style-name="ce1" office:value-type="float" office:value="0">
            <text:p>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I-D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2" table:style-name="ce1" office:value-type="float" office:value="-1">
            <text:p>-1</text:p>
          </table:table-cell>
          <table:table-cell table:number-columns-repeated="12" table:style-name="ce1" office:value-type="float" office:value="0">
            <text:p>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BO-D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2" table:style-name="ce1" office:value-type="float" office:value="-1">
            <text:p>-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I-D2</text:p>
          </table:table-cell>
          <table:table-cell table:number-columns-repeated="6"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number-columns-repeated="10" table:style-name="ce1" office:value-type="float" office:value="0">
            <text:p>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BO-D2</text:p>
          </table:table-cell>
          <table:table-cell table:number-columns-repeated="6"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number-columns-repeated="6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I-R1</text:p>
          </table:table-cell>
          <table:table-cell table:number-columns-repeated="8"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number-columns-repeated="8" table:style-name="ce1" office:value-type="float" office:value="0">
            <text:p>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BO-R1</text:p>
          </table:table-cell>
          <table:table-cell table:number-columns-repeated="8"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number-columns-repeated="5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I-R2</text:p>
          </table:table-cell>
          <table:table-cell table:number-columns-repeated="10"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number-columns-repeated="6" table:style-name="ce1" office:value-type="float" office:value="0">
            <text:p>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BO-R2</text:p>
          </table:table-cell>
          <table:table-cell table:number-columns-repeated="10"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I-R3</text:p>
          </table:table-cell>
          <table:table-cell table:number-columns-repeated="12"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number-columns-repeated="4" table:style-name="ce1" office:value-type="float" office:value="0">
            <text:p>0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>
            <text:p>BO-R3</text:p>
          </table:table-cell>
          <table:table-cell table:number-columns-repeated="12" table:style-name="ce1" office:value-type="float" office:value="0">
            <text:p>0</text:p>
          </table:table-cell>
          <table:table-cell table:style-name="ce1" office:value-type="float" office:value="-1">
            <text:p>-1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style-name="ce2"/>
          <table:table-cell table:style-name="ce2" office:value-type="string">
            <text:p>S M-D1</text:p>
          </table:table-cell>
          <table:table-cell table:style-name="ce2" office:value-type="string">
            <text:p>S M-D2</text:p>
          </table:table-cell>
          <table:table-cell table:style-name="ce2" office:value-type="string">
            <text:p>O M-M</text:p>
          </table:table-cell>
          <table:table-cell table:style-name="ce2" office:value-type="string">
            <text:p>S D1-R1</text:p>
          </table:table-cell>
          <table:table-cell table:style-name="ce2" office:value-type="string">
            <text:p>S D1-R2</text:p>
          </table:table-cell>
          <table:table-cell table:style-name="ce2" office:value-type="string">
            <text:p>O D1-M</text:p>
          </table:table-cell>
          <table:table-cell table:style-name="ce2" office:value-type="string">
            <text:p>S D2-R3</text:p>
          </table:table-cell>
          <table:table-cell table:style-name="ce2" office:value-type="string">
            <text:p>O D2-M</text:p>
          </table:table-cell>
          <table:table-cell table:style-name="ce2" office:value-type="string">
            <text:p>S- R1</text:p>
          </table:table-cell>
          <table:table-cell table:style-name="ce2" office:value-type="string">
            <text:p>O R1-D1</text:p>
          </table:table-cell>
          <table:table-cell table:style-name="ce2" office:value-type="string">
            <text:p>S-R2</text:p>
          </table:table-cell>
          <table:table-cell table:style-name="ce2" office:value-type="string">
            <text:p>O R2-D1</text:p>
          </table:table-cell>
          <table:table-cell table:style-name="ce2" office:value-type="string">
            <text:p>S-R3</text:p>
          </table:table-cell>
          <table:table-cell table:style-name="ce2" office:value-type="string">
            <text:p>O R3-D2</text:p>
          </table:table-cell>
          <table:table-cell table:style-name="ce2" office:value-type="string">
            <text:p>demR1</text:p>
          </table:table-cell>
          <table:table-cell table:style-name="ce2" office:value-type="string">
            <text:p>demR2</text:p>
          </table:table-cell>
          <table:table-cell table:style-name="ce2" office:value-type="string">
            <text:p>demR3</text:p>
          </table:table-cell>
          <table:table-cell table:style-name="ce2" office:value-type="string">
            <text:p><text:s/>Supply chain with delay, B1</text:p>
          </table:table-cell>
          <table:table-cell table:style-name="ce2"/>
        </table:table-row>
        <table:table-row table:style-name="ro1">
          <table:table-cell table:style-name="ce2" office:value-type="string">
            <text:p>I-M1</text:p>
          </table:table-cell>
          <table:table-cell table:number-columns-repeated="17" table:style-name="ce2" office:value-type="float" office:value="0">
            <text:p>0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BO-M1</text:p>
          </table:table-cell>
          <table:table-cell table:number-columns-repeated="17" table:style-name="ce2" office:value-type="float" office:value="0">
            <text:p>0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I-D1</text:p>
          </table:table-cell>
          <table:table-cell table:style-name="ce2" office:value-type="float" office:value="1">
            <text:p>1</text:p>
          </table:table-cell>
          <table:table-cell table:number-columns-repeated="16" table:style-name="ce2" office:value-type="float" office:value="0">
            <text:p>0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BO-D1</text:p>
          </table:table-cell>
          <table:table-cell table:number-columns-repeated="17" table:style-name="ce2" office:value-type="float" office:value="0">
            <text:p>0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I-D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5" table:style-name="ce2" office:value-type="float" office:value="0">
            <text:p>0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BO-D2</text:p>
          </table:table-cell>
          <table:table-cell table:number-columns-repeated="17" table:style-name="ce2" office:value-type="float" office:value="0">
            <text:p>0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I-R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4" table:style-name="ce2" office:value-type="float" office:value="0">
            <text:p>0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BO-R1</text:p>
          </table:table-cell>
          <table:table-cell table:number-columns-repeated="17" table:style-name="ce2" office:value-type="float" office:value="0">
            <text:p>0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I-R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3" table:style-name="ce2" office:value-type="float" office:value="0">
            <text:p>0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BO-R2</text:p>
          </table:table-cell>
          <table:table-cell table:number-columns-repeated="17" table:style-name="ce2" office:value-type="float" office:value="0">
            <text:p>0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I-R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1" table:style-name="ce2" office:value-type="float" office:value="0">
            <text:p>0</text:p>
          </table:table-cell>
          <table:table-cell table:style-name="ce2" table:number-columns-repeated="2"/>
        </table:table-row>
        <table:table-row table:style-name="ro1">
          <table:table-cell table:style-name="ce2" office:value-type="string">
            <text:p>BO-R3</text:p>
          </table:table-cell>
          <table:table-cell table:number-columns-repeated="17" table:style-name="ce2" office:value-type="float" office:value="0">
            <text:p>0</text:p>
          </table:table-cell>
          <table:table-cell table:style-name="ce2"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style-name="ce3"/>
          <table:table-cell table:style-name="ce3" office:value-type="string">
            <text:p>S M-D1</text:p>
          </table:table-cell>
          <table:table-cell table:style-name="ce3" office:value-type="string">
            <text:p>S M-D2</text:p>
          </table:table-cell>
          <table:table-cell table:style-name="ce3" office:value-type="string">
            <text:p>O M-M</text:p>
          </table:table-cell>
          <table:table-cell table:style-name="ce3" office:value-type="string">
            <text:p>S D1-R1</text:p>
          </table:table-cell>
          <table:table-cell table:style-name="ce3" office:value-type="string">
            <text:p>S D1-R2</text:p>
          </table:table-cell>
          <table:table-cell table:style-name="ce3" office:value-type="string">
            <text:p>O D1-M</text:p>
          </table:table-cell>
          <table:table-cell table:style-name="ce3" office:value-type="string">
            <text:p>S D2-R3</text:p>
          </table:table-cell>
          <table:table-cell table:style-name="ce3" office:value-type="string">
            <text:p>O D2-M</text:p>
          </table:table-cell>
          <table:table-cell table:style-name="ce3" office:value-type="string">
            <text:p>S- R1</text:p>
          </table:table-cell>
          <table:table-cell table:style-name="ce3" office:value-type="string">
            <text:p>O R1-D1</text:p>
          </table:table-cell>
          <table:table-cell table:style-name="ce3" office:value-type="string">
            <text:p>S-R2</text:p>
          </table:table-cell>
          <table:table-cell table:style-name="ce3" office:value-type="string">
            <text:p>O R2-D1</text:p>
          </table:table-cell>
          <table:table-cell table:style-name="ce3" office:value-type="string">
            <text:p>S-R3</text:p>
          </table:table-cell>
          <table:table-cell table:style-name="ce3" office:value-type="string">
            <text:p>O R3-D2</text:p>
          </table:table-cell>
          <table:table-cell table:style-name="ce3" office:value-type="string">
            <text:p>demR1</text:p>
          </table:table-cell>
          <table:table-cell table:style-name="ce3" office:value-type="string">
            <text:p>demR2</text:p>
          </table:table-cell>
          <table:table-cell table:style-name="ce3" office:value-type="string">
            <text:p>demR3</text:p>
          </table:table-cell>
          <table:table-cell table:style-name="ce3" office:value-type="string">
            <text:p><text:s/>Supply chain with delay, B2</text:p>
          </table:table-cell>
          <table:table-cell table:style-name="ce3"/>
        </table:table-row>
        <table:table-row table:style-name="ro1">
          <table:table-cell table:style-name="ce3" office:value-type="string">
            <text:p>I-M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14" table:style-name="ce3" office:value-type="float" office:value="0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>
            <text:p>BO-M1</text:p>
          </table:table-cell>
          <table:table-cell table:number-columns-repeated="17" table:style-name="ce3" office:value-type="float" office:value="0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>
            <text:p>I-D1</text:p>
          </table:table-cell>
          <table:table-cell table:number-columns-repeated="17" table:style-name="ce3" office:value-type="float" office:value="0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>
            <text:p>BO-D1</text:p>
          </table:table-cell>
          <table:table-cell table:number-columns-repeated="17" table:style-name="ce3" office:value-type="float" office:value="0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>
            <text:p>I-D2</text:p>
          </table:table-cell>
          <table:table-cell table:number-columns-repeated="17" table:style-name="ce3" office:value-type="float" office:value="0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>
            <text:p>BO-D2</text:p>
          </table:table-cell>
          <table:table-cell table:number-columns-repeated="17" table:style-name="ce3" office:value-type="float" office:value="0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>
            <text:p>I-R1</text:p>
          </table:table-cell>
          <table:table-cell table:number-columns-repeated="17" table:style-name="ce3" office:value-type="float" office:value="0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>
            <text:p>BO-R1</text:p>
          </table:table-cell>
          <table:table-cell table:number-columns-repeated="17" table:style-name="ce3" office:value-type="float" office:value="0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>
            <text:p>I-R2</text:p>
          </table:table-cell>
          <table:table-cell table:number-columns-repeated="17" table:style-name="ce3" office:value-type="float" office:value="0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>
            <text:p>BO-R2</text:p>
          </table:table-cell>
          <table:table-cell table:number-columns-repeated="17" table:style-name="ce3" office:value-type="float" office:value="0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>
            <text:p>I-R3</text:p>
          </table:table-cell>
          <table:table-cell table:number-columns-repeated="17" table:style-name="ce3" office:value-type="float" office:value="0">
            <text:p>0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>
            <text:p>BO-R3</text:p>
          </table:table-cell>
          <table:table-cell table:number-columns-repeated="17" table:style-name="ce3" office:value-type="float" office:value="0">
            <text:p>0</text:p>
          </table:table-cell>
          <table:table-cell table:style-name="ce3" table:number-columns-repeated="2"/>
        </table:table-row>
      </table:table>
      <table:table table:name="Sheet2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2">
          <table:table-cell/>
          <table:table-cell office:value-type="string">
            <text:p>S M-D1</text:p>
          </table:table-cell>
          <table:table-cell office:value-type="string">
            <text:p>S M-D2</text:p>
          </table:table-cell>
          <table:table-cell office:value-type="string">
            <text:p>O M-M</text:p>
          </table:table-cell>
          <table:table-cell office:value-type="string">
            <text:p>S D1-R1</text:p>
          </table:table-cell>
          <table:table-cell office:value-type="string">
            <text:p>S D1-R2</text:p>
          </table:table-cell>
          <table:table-cell office:value-type="string">
            <text:p>O D1-M</text:p>
          </table:table-cell>
          <table:table-cell office:value-type="string">
            <text:p>S D2-R3</text:p>
          </table:table-cell>
          <table:table-cell office:value-type="string">
            <text:p>S D2-R4</text:p>
          </table:table-cell>
          <table:table-cell office:value-type="string">
            <text:p>OD2-M</text:p>
          </table:table-cell>
          <table:table-cell office:value-type="string">
            <text:p>S- R1</text:p>
          </table:table-cell>
          <table:table-cell office:value-type="string">
            <text:p>O R1-D1</text:p>
          </table:table-cell>
          <table:table-cell office:value-type="string">
            <text:p>S-R2</text:p>
          </table:table-cell>
          <table:table-cell office:value-type="string">
            <text:p>O R2-D1</text:p>
          </table:table-cell>
          <table:table-cell office:value-type="string">
            <text:p>S-R3</text:p>
          </table:table-cell>
          <table:table-cell office:value-type="string">
            <text:p>O R3-D2</text:p>
          </table:table-cell>
          <table:table-cell office:value-type="string">
            <text:p>S-R4</text:p>
          </table:table-cell>
          <table:table-cell office:value-type="string">
            <text:p>O R4-D2</text:p>
          </table:table-cell>
        </table:table-row>
        <table:table-row table:style-name="ro2">
          <table:table-cell office:value-type="string">
            <text:p>I-M1</text:p>
          </table:table-cell>
          <table:table-cell table:number-columns-repeated="2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2">
          <table:table-cell office:value-type="string">
            <text:p>BO-M1</text:p>
          </table:table-cell>
          <table:table-cell table:number-columns-repeated="2"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2">
          <table:table-cell office:value-type="string">
            <text:p>I-D1</text:p>
          </table:table-cell>
          <table:table-cell table:style-name="ce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BO-D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I-D2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BO-D2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-1">
            <text:p>-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I-R1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5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BO-R1</text:p>
          </table:table-cell>
          <table:table-cell table:number-columns-repeated="9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I-R2</text:p>
          </table:table-cell>
          <table:table-cell table:number-columns-repeated="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BO-R2</text:p>
          </table:table-cell>
          <table:table-cell table:number-columns-repeated="11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I-R3</text:p>
          </table:table-cell>
          <table:table-cell table:number-columns-repeated="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BO-R3</text:p>
          </table:table-cell>
          <table:table-cell table:number-columns-repeated="13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I-R4</text:p>
          </table:table-cell>
          <table:table-cell table:number-columns-repeated="7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O-R4</text:p>
          </table:table-cell>
          <table:table-cell table:number-columns-repeated="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/>
          <table:table-cell office:value-type="string">
            <text:p>S M-D1</text:p>
          </table:table-cell>
          <table:table-cell office:value-type="string">
            <text:p>S M-D2</text:p>
          </table:table-cell>
          <table:table-cell office:value-type="string">
            <text:p>O M-M</text:p>
          </table:table-cell>
          <table:table-cell office:value-type="string">
            <text:p>S D1-R1</text:p>
          </table:table-cell>
          <table:table-cell office:value-type="string">
            <text:p>S D1-R2</text:p>
          </table:table-cell>
          <table:table-cell office:value-type="string">
            <text:p>O D1-M</text:p>
          </table:table-cell>
          <table:table-cell office:value-type="string">
            <text:p>S D2-R3</text:p>
          </table:table-cell>
          <table:table-cell office:value-type="string">
            <text:p>S D2-R4</text:p>
          </table:table-cell>
          <table:table-cell office:value-type="string">
            <text:p>OD2-M</text:p>
          </table:table-cell>
          <table:table-cell office:value-type="string">
            <text:p>S- R1</text:p>
          </table:table-cell>
          <table:table-cell office:value-type="string">
            <text:p>O R1-D1</text:p>
          </table:table-cell>
          <table:table-cell office:value-type="string">
            <text:p>S-R2</text:p>
          </table:table-cell>
          <table:table-cell office:value-type="string">
            <text:p>O R2-D1</text:p>
          </table:table-cell>
          <table:table-cell office:value-type="string">
            <text:p>S-R3</text:p>
          </table:table-cell>
          <table:table-cell office:value-type="string">
            <text:p>O R3-D2</text:p>
          </table:table-cell>
          <table:table-cell office:value-type="string">
            <text:p>S-R4</text:p>
          </table:table-cell>
          <table:table-cell office:value-type="string">
            <text:p>O R4-D2</text:p>
          </table:table-cell>
        </table:table-row>
        <table:table-row table:style-name="ro2">
          <table:table-cell office:value-type="string">
            <text:p>I-M1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2">
          <table:table-cell office:value-type="string">
            <text:p>BO-M1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2">
          <table:table-cell office:value-type="string">
            <text:p>I-D1</text:p>
          </table:table-cell>
          <table:table-cell table:style-name="ce4"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2">
          <table:table-cell office:value-type="string">
            <text:p>BO-D1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2">
          <table:table-cell office:value-type="string">
            <text:p>I-D2</text:p>
          </table:table-cell>
          <table:table-cell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string">
            <text:p>BO-D2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2">
          <table:table-cell office:value-type="string">
            <text:p>I-R1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2">
          <table:table-cell office:value-type="string">
            <text:p>BO-R1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2">
          <table:table-cell office:value-type="string">
            <text:p>I-R2</text:p>
          </table:table-cell>
          <table:table-cell table:number-columns-repeated="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BO-R2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2">
          <table:table-cell office:value-type="string">
            <text:p>I-R3</text:p>
          </table:table-cell>
          <table:table-cell table:number-columns-repeated="6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string">
            <text:p>BO-R3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2">
          <table:table-cell office:value-type="string">
            <text:p>I-R4</text:p>
          </table:table-cell>
          <table:table-cell table:number-columns-repeated="7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BO-R4</text:p>
          </table:table-cell>
          <table:table-cell table:number-columns-repeated="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table:number-columns-repeated="18"/>
        </table:table-row>
        <table:table-row table:style-name="ro2">
          <table:table-cell/>
          <table:table-cell office:value-type="string">
            <text:p>S M-D1</text:p>
          </table:table-cell>
          <table:table-cell office:value-type="string">
            <text:p>S M-D2</text:p>
          </table:table-cell>
          <table:table-cell office:value-type="string">
            <text:p>O M-M</text:p>
          </table:table-cell>
          <table:table-cell office:value-type="string">
            <text:p>S D1-R1</text:p>
          </table:table-cell>
          <table:table-cell office:value-type="string">
            <text:p>S D1-R2</text:p>
          </table:table-cell>
          <table:table-cell office:value-type="string">
            <text:p>O D1-M</text:p>
          </table:table-cell>
          <table:table-cell office:value-type="string">
            <text:p>S D2-R3</text:p>
          </table:table-cell>
          <table:table-cell office:value-type="string">
            <text:p>S D2-R4</text:p>
          </table:table-cell>
          <table:table-cell office:value-type="string">
            <text:p>OD2-M</text:p>
          </table:table-cell>
          <table:table-cell office:value-type="string">
            <text:p>S- R1</text:p>
          </table:table-cell>
          <table:table-cell office:value-type="string">
            <text:p>O R1-D1</text:p>
          </table:table-cell>
          <table:table-cell office:value-type="string">
            <text:p>S-R2</text:p>
          </table:table-cell>
          <table:table-cell office:value-type="string">
            <text:p>O R2-D1</text:p>
          </table:table-cell>
          <table:table-cell office:value-type="string">
            <text:p>S-R3</text:p>
          </table:table-cell>
          <table:table-cell office:value-type="string">
            <text:p>O R3-D2</text:p>
          </table:table-cell>
          <table:table-cell office:value-type="string">
            <text:p>S-R4</text:p>
          </table:table-cell>
          <table:table-cell office:value-type="string">
            <text:p>O R4-D2</text:p>
          </table:table-cell>
        </table:table-row>
        <table:table-row table:style-name="ro2">
          <table:table-cell office:value-type="string">
            <text:p>I-M1</text:p>
          </table:table-cell>
          <table:table-cell table:number-columns-repeated="2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2">
          <table:table-cell office:value-type="string">
            <text:p>BO-M1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2">
          <table:table-cell office:value-type="string">
            <text:p>I-D1</text:p>
          </table:table-cell>
          <table:table-cell table:style-name="ce4" office:value-type="float" office:value="0">
            <text:p>0</text:p>
          </table:table-cell>
          <table:table-cell table:number-columns-repeated="16" office:value-type="float" office:value="0">
            <text:p>0</text:p>
          </table:table-cell>
        </table:table-row>
        <table:table-row table:style-name="ro2">
          <table:table-cell office:value-type="string">
            <text:p>BO-D1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2">
          <table:table-cell office:value-type="string">
            <text:p>I-D2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string">
            <text:p>BO-D2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2">
          <table:table-cell office:value-type="string">
            <text:p>I-R1</text:p>
          </table:table-cell>
          <table:table-cell table:number-columns-repeated="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2">
          <table:table-cell office:value-type="string">
            <text:p>BO-R1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2">
          <table:table-cell office:value-type="string">
            <text:p>I-R2</text:p>
          </table:table-cell>
          <table:table-cell table:number-columns-repeated="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BO-R2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2">
          <table:table-cell office:value-type="string">
            <text:p>I-R3</text:p>
          </table:table-cell>
          <table:table-cell table:number-columns-repeated="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string">
            <text:p>BO-R3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2">
          <table:table-cell office:value-type="string">
            <text:p>I-R4</text:p>
          </table:table-cell>
          <table:table-cell table:number-columns-repeated="7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>
          <table:table-cell office:value-type="string">
            <text:p>BO-R4</text:p>
          </table:table-cell>
          <table:table-cell table:number-columns-repeated="7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2" table:number-rows-repeated="2">
          <table:table-cell table:number-columns-repeated="18"/>
        </table:table-row>
        <table:table-row table:style-name="ro2">
          <table:table-cell/>
          <table:table-cell office:value-type="string">
            <text:p>demR1</text:p>
          </table:table-cell>
          <table:table-cell office:value-type="string">
            <text:p>demR2</text:p>
          </table:table-cell>
          <table:table-cell office:value-type="string">
            <text:p>demR3</text:p>
          </table:table-cell>
          <table:table-cell office:value-type="string">
            <text:p>demR4</text:p>
          </table:table-cell>
          <table:table-cell table:number-columns-repeated="13"/>
        </table:table-row>
        <table:table-row table:style-name="ro2">
          <table:table-cell office:value-type="string">
            <text:p>I-M1</text:p>
          </table:table-cell>
          <table:table-cell table:number-columns-repeated="4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string">
            <text:p>BO-M1</text:p>
          </table:table-cell>
          <table:table-cell table:number-columns-repeated="4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string">
            <text:p>I-D1</text:p>
          </table:table-cell>
          <table:table-cell table:number-columns-repeated="4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string">
            <text:p>BO-D1</text:p>
          </table:table-cell>
          <table:table-cell table:number-columns-repeated="4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string">
            <text:p>I-D2</text:p>
          </table:table-cell>
          <table:table-cell table:number-columns-repeated="4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string">
            <text:p>BO-D2</text:p>
          </table:table-cell>
          <table:table-cell table:number-columns-repeated="4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string">
            <text:p>I-R1</text:p>
          </table:table-cell>
          <table:table-cell table:number-columns-repeated="4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string">
            <text:p>BO-R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string">
            <text:p>I-R2</text:p>
          </table:table-cell>
          <table:table-cell table:number-columns-repeated="4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string">
            <text:p>BO-R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string">
            <text:p>I-R3</text:p>
          </table:table-cell>
          <table:table-cell table:number-columns-repeated="4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string">
            <text:p>BO-R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string">
            <text:p>I-R4</text:p>
          </table:table-cell>
          <table:table-cell table:number-columns-repeated="4" office:value-type="float" office:value="0">
            <text:p>0</text:p>
          </table:table-cell>
          <table:table-cell table:number-columns-repeated="13"/>
        </table:table-row>
        <table:table-row table:style-name="ro2">
          <table:table-cell office:value-type="string">
            <text:p>BO-R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30">00/00/0000</text:date>, <text:time style:data-style-name="N2" text:time-value="0000-00-00T18:48:0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ushik </meta:initial-creator>
    <meta:creation-date>2012-06-04T15:21:11</meta:creation-date>
    <dc:date>2012-11-30T00:27:10</dc:date>
    <meta:editing-duration>PT23H38M47S</meta:editing-duration>
    <meta:editing-cycles>5</meta:editing-cycles>
    <meta:generator>LibreOffice/3.6$Linux_X86_64 LibreOffice_project/360m1$Build-2</meta:generator>
    <meta:document-statistic meta:table-count="3" meta:cell-count="1816" meta:object-count="0"/>
  </office:meta>
</office:document-meta>
</file>